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>
      <style:text-properties style:font-name="Liberation Sans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ans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Liberation Sans"/>
    </style:style>
    <style:style style:name="P8" style:family="paragraph" style:parent-style-name="Text_20_body" style:list-style-name="L1">
      <style:text-properties style:font-name="Liberation Sans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10" style:family="paragraph" style:parent-style-name="Text_20_body" style:list-style-name="L3">
      <style:text-properties style:font-name="Liberation Sans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12" style:family="paragraph" style:parent-style-name="Text_20_body" style:list-style-name="L4">
      <style:text-properties style:font-name="Liberation Sans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style:font-name="Liberation Sans"/>
    </style:style>
    <style:style style:name="P14" style:family="paragraph" style:parent-style-name="Text_20_body" style:list-style-name="L5">
      <style:text-properties style:font-name="Liberation Sans"/>
    </style:style>
    <style:style style:name="T1" style:family="text">
      <style:text-properties style:font-name="Liberation San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ropuesta Principal: Aplicación de Gestión del Tiempo Personalizada</text:h>
      <text:p text:style-name="P5">Esta aplicación combina sus intereses en gestión del tiempo con elementos de accesibilidad, creando un producto valioso tanto académicamente como profesionalmente.</text:p>
      <text:p text:style-name="P6">Thoughts</text:p>
      <text:section text:style-name="Sect1" text:name="d1738772737680-mermaid">
        <text:p text:style-name="P5">Características Principales</text:p>
        <text:p text:style-name="P5">Almacenamiento</text:p>
        <text:p text:style-name="P5">Autenticación</text:p>
        <text:p text:style-name="P5">Interfaz de Usuario</text:p>
        <text:p text:style-name="P5">Inicio</text:p>
        <text:p text:style-name="P5">Gestión de Tiempo</text:p>
        <text:p text:style-name="P5">Estadísticas</text:p>
        <text:p text:style-name="P5">Configuración</text:p>
        <text:p text:style-name="P5">Firebase Auth</text:p>
        <text:p text:style-name="P5">Firestore</text:p>
        <text:p text:style-name="P5">Seguimiento Personalizado</text:p>
        <text:p text:style-name="P5">Integración Accesible</text:p>
        <text:p text:style-name="P5">Estadísticas</text:p>
      </text:section>
      <text:p text:style-name="P5">Thoughts</text:p>
      <text:p text:style-name="P5">El diagrama anterior muestra la arquitectura completa del sistema, donde:</text:p>
      <text:list xml:id="list2465178565" text:style-name="L1">
        <text:list-item>
          <text:p text:style-name="P7">Los componentes naranjas representan la interfaz de usuario que el usuario verá directamente</text:p>
        </text:list-item>
        <text:list-item>
          <text:p text:style-name="P7">El componente verde representa el sistema de autenticación con Firebase Auth</text:p>
        </text:list-item>
        <text:list-item>
          <text:p text:style-name="P7">El componente azul es la base de datos Firestore donde se almacenan los datos</text:p>
        </text:list-item>
        <text:list-item>
          <text:p text:style-name="P8">Los componentes morados son las características principales que se implementarán</text:p>
        </text:list-item>
      </text:list>
      <text:p text:style-name="P5">Las flechas muestran el flujo de datos y la interacción entre componentes. Por ejemplo, cuando un usuario accede a la gestión de tiempo, primero pasa por la autenticación y luego se conecta con los datos almacenados en Firestore para mostrar su información personalizada.</text:p>
      <text:h text:style-name="P1" text:outline-level="3">Estructura Básica del CRUD</text:h>
      <text:p text:style-name="P5">Para cumplir con el requisito de implementar operaciones CRUD, propongo la siguiente estructura:</text:p>
      <text:p text:style-name="P6">Thoughts</text:p>
      <text:section text:style-name="Sect1" text:name="d1738772737683-mermaid">
        <text:p text:style-name="P6"/>
      </text:section>
      <text:p text:style-name="P5">Thoughts</text:p>
      <text:p text:style-name="P5"><text:soft-page-break/>Este modelo de datos muestra la relación entre usuarios y sus registros de tiempo. Cada usuario puede tener múltiples registros de tiempo (relación uno-a-muchos), y el campo modoAccesible permite personalizar la interfaz según las necesidades individuales. Los campos incluyen:</text:p>
      <text:list xml:id="list1254282572" text:style-name="L2">
        <text:list-item>
          <text:p text:style-name="P4"><text:span text:style-name="Source_20_Text"><text:span text:style-name="T1">uid</text:span></text:span><text:span text:style-name="T1">: Identificador único proporcionado por Firebase Auth</text:span></text:p>
        </text:list-item>
        <text:list-item>
          <text:p text:style-name="P4"><text:span text:style-name="Source_20_Text"><text:span text:style-name="T1">modoAccesible</text:span></text:span><text:span text:style-name="T1">: Configuración que activa características especiales como texto grande, contraste alto o navegación simplificada</text:span></text:p>
        </text:list-item>
        <text:list-item>
          <text:p text:style-name="P3"><text:span text:style-name="Source_20_Text"><text:span text:style-name="T1">categoria</text:span></text:span><text:span text:style-name="T1">: Permite agrupar actividades (trabajo, estudio, descanso, etc.)</text:span></text:p>
        </text:list-item>
      </text:list>
      <text:h text:style-name="P1" text:outline-level="3">Implementación Técnica</text:h>
      <text:p text:style-name="P5">Para cumplir con los requisitos técnicos y considerando su disponibilidad de tiempo, propongo la siguiente estructura de desarrollo:</text:p>
      <text:list xml:id="list3782268710" text:style-name="L3">
        <text:list-item>
          <text:p text:style-name="P9">Fase Inicial (2 semanas):</text:p>
          <text:list>
            <text:list-item>
              <text:p text:style-name="P9">Implementación básica de Firebase Auth</text:p>
            </text:list-item>
            <text:list-item>
              <text:p text:style-name="P9">Creación del modelo de datos en Firestore</text:p>
            </text:list-item>
            <text:list-item>
              <text:p text:style-name="P9">Desarrollo de la interfaz principal con diseño accesible</text:p>
            </text:list-item>
          </text:list>
        </text:list-item>
        <text:list-item>
          <text:p text:style-name="P9">Fase Intermedia (3 semanas):</text:p>
          <text:list>
            <text:list-item>
              <text:p text:style-name="P9">Implementación del CRUD para registros de tiempo</text:p>
            </text:list-item>
            <text:list-item>
              <text:p text:style-name="P9">Desarrollo de estadísticas básicas</text:p>
            </text:list-item>
            <text:list-item>
              <text:p text:style-name="P9">Integración de características de accesibilidad</text:p>
            </text:list-item>
          </text:list>
        </text:list-item>
        <text:list-item>
          <text:p text:style-name="P9">Fase Final (2 semanas):</text:p>
          <text:list>
            <text:list-item>
              <text:p text:style-name="P9">Optimización y pruebas</text:p>
            </text:list-item>
            <text:list-item>
              <text:p text:style-name="P9">Documentación técnica</text:p>
            </text:list-item>
            <text:list-item>
              <text:p text:style-name="P10">Preparación de la presentación</text:p>
            </text:list-item>
          </text:list>
        </text:list-item>
      </text:list>
      <text:h text:style-name="P1" text:outline-level="3">Características Especiales</text:h>
      <text:p text:style-name="P5">La aplicación incluirá elementos únicos que la hacen especial para usuarios con diversidad funcional:</text:p>
      <text:list xml:id="list1527947126" text:style-name="L4">
        <text:list-item>
          <text:p text:style-name="P11">Modo accesible configurable</text:p>
        </text:list-item>
        <text:list-item>
          <text:p text:style-name="P11">Interfaz simplificada opcional</text:p>
        </text:list-item>
        <text:list-item>
          <text:p text:style-name="P11">Recordatorios personalizados</text:p>
        </text:list-item>
        <text:list-item>
          <text:p text:style-name="P12">Estadísticas adaptadas a necesidades individuales</text:p>
        </text:list-item>
      </text:list>
      <text:h text:style-name="P1" text:outline-level="3">Ventajas para el TFG</text:h>
      <text:p text:style-name="P5">Esta aplicación puede expandirse en el TFG incorporando:</text:p>
      <text:list xml:id="list1163984480" text:style-name="L5">
        <text:list-item>
          <text:p text:style-name="P13">Inteligencia artificial para recomendaciones de gestión del tiempo</text:p>
        </text:list-item>
        <text:list-item>
          <text:p text:style-name="P13">Sistema de gamificación adaptativo</text:p>
        </text:list-item>
        <text:list-item>
          <text:p text:style-name="P13">Integración con dispositivos de asistencia</text:p>
        </text:list-item>
        <text:list-item>
          <text:p text:style-name="P14">Análisis predictivo de patrones de productividad</text:p>
        </text:list-item>
      </text:list>
      <text:h text:style-name="P1" text:outline-level="3">Conclusión</text:h>
      <text:p text:style-name="P5">Esta propuesta cumple con todos los requisitos académicos mientras aprovecha su experiencia personal para crear algo significativamente valioso. La estructura modular <text:soft-page-break/>permite desarrollarla gradualmente dentro de su disponibilidad horaria de 40 horas semanales laborales, y su potencial de expansión hace que sea ideal como base para un TFG futur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7:23:29.352997880</meta:creation-date>
    <dc:date>2025-02-05T17:29:22.134137687</dc:date>
    <meta:editing-duration>PT5M53S</meta:editing-duration>
    <meta:editing-cycles>1</meta:editing-cycles>
    <meta:document-statistic meta:table-count="0" meta:image-count="0" meta:object-count="0" meta:page-count="3" meta:paragraph-count="59" meta:word-count="458" meta:character-count="3267" meta:non-whitespace-character-count="2895"/>
    <meta:generator>LibreOffice/7.3.7.2$Linux_X86_64 LibreOffice_project/30$Build-2</meta:generator>
  </office:meta>
</office:document-meta>
</file>